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e2b" officeooo:paragraph-rsid="001a7e2b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a0a6c"/>
    </style:style>
    <style:style style:name="P3" style:family="paragraph" style:parent-style-name="Standard" style:master-page-name="Standard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onsolas" fo:font-size="18pt" fo:language="is" fo:country="IS" officeooo:rsid="001a0a6c" officeooo:paragraph-rsid="001a0a6c" style:font-size-asian="18pt" style:font-size-complex="18pt"/>
    </style:style>
    <style:style style:name="T1" style:family="text">
      <style:text-properties style:font-name="Consolas" fo:language="is" fo:country="IS"/>
    </style:style>
    <style:style style:name="T2" style:family="text">
      <style:text-properties style:font-name="Consolas" fo:font-size="18pt" fo:language="is" fo:country="IS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rkefni 2</text:p>
      <text:p text:style-name="P2"><text:span text:style-name="T1">Arnar Sigurðsson</text:span></text:p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7:35:31.321016019</meta:creation-date>
    <dc:date>2021-11-13T17:38:43.052177127</dc:date>
    <meta:editing-duration>PT3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26" meta:non-whitespace-character-count="24"/>
  </office:meta>
</office:document-meta>
</file>